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ce1"/>
        <table:table-column table:style-name="co1" table:number-columns-repeated="2" table:default-cell-style-name="ce2"/>
        <table:table-column table:style-name="co1" table:default-cell-style-name="ce1"/>
        <table:table-row table:style-name="ro1">
          <table:table-cell office:value-type="float" office:value="1">
            <text:p>1</text:p>
          </table:table-cell>
          <table:table-cell office:value-type="string">
            <text:p>SEQN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Respondent sequence number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MDSTATS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Body Measures Component Status Code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BMXWT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Weight (kg)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BMIWT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Weight Comment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MXRECUM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Recumbent Length (cm)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MIRECUM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Recumbent Length Comm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MXHEAD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Head Circumference (cm)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MIHEAD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Head Circumference Comment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BMXHT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Standing Height (cm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MIHT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Standing Height Comm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MXBMI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Body Mass Index (kg/m**2)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BMDBMIC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BMI Category - Children/Youth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BMXLEG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Upper Leg Length (cm)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MILEG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Upper Leg Length Comment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BMXARML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Upper Arm Length (cm)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MIARML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Upper Arm Length Comment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MXARMC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Arm Circumference (cm)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MIARMC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Arm Circumference Comment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MXWAIST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Waist Circumference (cm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MIWAIST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Waist Circumference Comment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BMXSAD1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Sagittal Abdominal Diameter 1st (cm)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BMXSAD2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Sagittal Abdominal Diameter 2nd (cm)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BMXSAD3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Sagittal Abdominal Diameter 3rd (cm)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BMXSAD4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Sagittal Abdominal Diameter 4th (cm)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BMDAVSAD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Average Sagittal Abdominal Diameter (cm)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BMDSADCM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Sagittal Abdominal Diameter Comment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6.12.2018</text:date>, <text:time>18:52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Titze</meta:initial-creator>
    <meta:creation-date>2018-12-06T18:52:06.27</meta:creation-date>
    <dc:date>2018-12-06T18:52:46.76</dc:date>
    <dc:creator>Matthias Titze</dc:creator>
    <meta:editing-duration>PT40S</meta:editing-duration>
    <meta:editing-cycles>1</meta:editing-cycles>
    <meta:document-statistic meta:table-count="3" meta:cell-count="130" meta:object-count="0"/>
    <meta:generator>OpenOffice/4.1.2$Win32 OpenOffice.org_project/412m3$Build-9782</meta:generator>
  </office:meta>
</office:document-meta>
</file>